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dd4814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4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8" table:number-columns-repeated="2" table:default-cell-style-name="ce3"/>
        <table:table-column table:style-name="co10" table:default-cell-style-name="ce3"/>
        <table:table-column table:style-name="co8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676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2741T0</text:p>
          </table:table-cell>
          <table:table-cell table:style-name="ce2" office:value-type="string" calcext:value-type="string">
            <text:p>MGG_03265T0</text:p>
          </table:table-cell>
          <table:table-cell table:style-name="ce2" office:value-type="string" calcext:value-type="string">
            <text:p>MGG_037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7252T0</text:p>
          </table:table-cell>
          <table:table-cell table:style-name="ce2" office:value-type="string" calcext:value-type="string">
            <text:p>MGG_08573T0</text:p>
          </table:table-cell>
          <table:table-cell table:style-name="ce2" office:value-type="string" calcext:value-type="string">
            <text:p>MGG_08804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195W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L059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MR061W</text:p>
          </table:table-cell>
          <table:table-cell table:style-name="ce2" office:value-type="string" calcext:value-type="string">
            <text:p>YNL222W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  <table:table-cell table:style-name="ce2" office:value-type="string" calcext:value-type="string">
            <text:p>YOR250C</text:p>
          </table:table-cell>
          <table:table-cell table:style-name="ce2" office:value-type="string" calcext:value-type="string">
            <text:p>YPR107C</text:p>
          </table:table-cell>
        </table:table-row>
        <table:table-row table:style-name="ro1">
          <table:table-cell table:style-name="ce1" office:value-type="string" calcext:value-type="string">
            <text:p>Ashbya_gossypii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2E-164" calcext:value-type="float">
            <text:p>2.00E-164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8E-157" calcext:value-type="float">
            <text:p>8.00E-157</text:p>
          </table:table-cell>
          <table:table-cell table:number-columns-repeated="13" office:value-type="string" calcext:value-type="string">
            <text:p>NO</text:p>
          </table:table-cell>
          <table:table-cell table:style-name="ce4" office:value-type="float" office:value="1E-159" calcext:value-type="float">
            <text:p>1.00E-159</text:p>
          </table:table-cell>
          <table:table-cell table:number-columns-repeated="9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lavus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52" calcext:value-type="float">
            <text:p>2.00E-152</text:p>
          </table:table-cell>
          <table:table-cell table:style-name="ce4" office:value-type="float" office:value="9E-153" calcext:value-type="float">
            <text:p>9.00E-153</text:p>
          </table:table-cell>
          <table:table-cell table:number-columns-repeated="3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umigatus</text:p>
          </table:table-cell>
          <table:table-cell table:number-columns-repeated="16" office:value-type="string" calcext:value-type="string">
            <text:p>NO</text:p>
          </table:table-cell>
          <table:table-cell table:style-name="ce4" office:value-type="float" office:value="2E-162" calcext:value-type="float">
            <text:p>2.00E-162</text:p>
          </table:table-cell>
          <table:table-cell table:number-columns-repeated="12" office:value-type="string" calcext:value-type="string">
            <text:p>NO</text:p>
          </table:table-cell>
          <table:table-cell table:style-name="ce4" office:value-type="float" office:value="1E-178" calcext:value-type="float">
            <text:p>1.00E-178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dulans</text:p>
          </table:table-cell>
          <table:table-cell table:number-columns-repeated="16" office:value-type="string" calcext:value-type="string">
            <text:p>NO</text:p>
          </table:table-cell>
          <table:table-cell table:style-name="ce4" office:value-type="float" office:value="3E-170" calcext:value-type="float">
            <text:p>3.00E-170</text:p>
          </table:table-cell>
          <table:table-cell table:number-columns-repeated="2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ger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3E-151" calcext:value-type="float">
            <text:p>3.00E-151</text:p>
          </table:table-cell>
          <table:table-cell table:number-columns-repeated="13" office:value-type="string" calcext:value-type="string">
            <text:p>NO</text:p>
          </table:table-cell>
          <table:table-cell table:style-name="ce4" office:value-type="float" office:value="6E-163" calcext:value-type="float">
            <text:p>6.00E-163</text:p>
          </table:table-cell>
          <table:table-cell table:number-columns-repeated="2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terreus</text:p>
          </table:table-cell>
          <table:table-cell table:number-columns-repeated="16" office:value-type="string" calcext:value-type="string">
            <text:p>NO</text:p>
          </table:table-cell>
          <table:table-cell table:style-name="ce4" office:value-type="float" office:value="2E-175" calcext:value-type="float">
            <text:p>2.00E-175</text:p>
          </table:table-cell>
          <table:table-cell table:number-columns-repeated="12" office:value-type="string" calcext:value-type="string">
            <text:p>NO</text:p>
          </table:table-cell>
          <table:table-cell table:style-name="ce4" office:value-type="float" office:value="2E-178" calcext:value-type="float">
            <text:p>2.00E-178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lumeria_graminis</text:p>
          </table:table-cell>
          <table:table-cell table:number-columns-repeated="29" office:value-type="string" calcext:value-type="string">
            <text:p>NO</text:p>
          </table:table-cell>
          <table:table-cell table:style-name="ce4" office:value-type="float" office:value="6E-162" calcext:value-type="float">
            <text:p>6.00E-162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otryotinia_fuckeliana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7E-162" calcext:value-type="float">
            <text:p>7.00E-162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1E-163" calcext:value-type="float">
            <text:p>1.00E-163</text:p>
          </table:table-cell>
          <table:table-cell table:number-columns-repeated="16" office:value-type="string" calcext:value-type="string">
            <text:p>NO</text:p>
          </table:table-cell>
          <table:table-cell table:style-name="ce4" office:value-type="float" office:value="2E-178" calcext:value-type="float">
            <text:p>2.00E-178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aeumannomyces_graminis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154" calcext:value-type="float">
            <text:p>3.00E-154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154" calcext:value-type="float">
            <text:p>3.00E-154</text:p>
          </table:table-cell>
          <table:table-cell table:number-columns-repeated="18" office:value-type="string" calcext:value-type="string">
            <text:p>NO</text:p>
          </table:table-cell>
          <table:table-cell table:style-name="ce4" office:value-type="float" office:value="2E-152" calcext:value-type="float">
            <text:p>2.00E-152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moniliformis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175" calcext:value-type="float">
            <text:p>2.00E-175</text:p>
          </table:table-cell>
          <table:table-cell table:number-columns-repeated="10" office:value-type="string" calcext:value-type="string">
            <text:p>NO</text:p>
          </table:table-cell>
          <table:table-cell table:style-name="ce4" office:value-type="float" office:value="2E-155" calcext:value-type="float">
            <text:p>2.00E-155</text:p>
          </table:table-cell>
          <table:table-cell table:number-columns-repeated="15" office:value-type="string" calcext:value-type="string">
            <text:p>NO</text:p>
          </table:table-cell>
          <table:table-cell table:style-name="ce4" office:value-type="float" office:value="4E-162" calcext:value-type="float">
            <text:p>4.00E-162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59" calcext:value-type="float">
            <text:p>2.00E-159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zeae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173" calcext:value-type="float">
            <text:p>2.00E-173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2E-155" calcext:value-type="float">
            <text:p>2.00E-155</text:p>
          </table:table-cell>
          <table:table-cell table:style-name="ce4" office:value-type="float" office:value="8E-156" calcext:value-type="float">
            <text:p>8.00E-156</text:p>
          </table:table-cell>
          <table:table-cell table:number-columns-repeated="15" office:value-type="string" calcext:value-type="string">
            <text:p>NO</text:p>
          </table:table-cell>
          <table:table-cell table:style-name="ce4" office:value-type="float" office:value="4E-172" calcext:value-type="float">
            <text:p>4.00E-172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lomerella_graminicola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177" calcext:value-type="float">
            <text:p>4.00E-177</text:p>
          </table:table-cell>
          <table:table-cell table:number-columns-repeated="10" office:value-type="string" calcext:value-type="string">
            <text:p>NO</text:p>
          </table:table-cell>
          <table:table-cell table:style-name="ce4" office:value-type="float" office:value="4E-152" calcext:value-type="float">
            <text:p>4.00E-152</text:p>
          </table:table-cell>
          <table:table-cell table:number-columns-repeated="15" office:value-type="string" calcext:value-type="string">
            <text:p>NO</text:p>
          </table:table-cell>
          <table:table-cell table:style-name="ce4" office:value-type="float" office:value="2E-164" calcext:value-type="float">
            <text:p>2.00E-164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Leptosphaeria_maculans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160" calcext:value-type="float">
            <text:p>5.00E-160</text:p>
          </table:table-cell>
          <table:table-cell table:number-columns-repeated="16" office:value-type="string" calcext:value-type="string">
            <text:p>NO</text:p>
          </table:table-cell>
          <table:table-cell table:style-name="ce4" office:value-type="float" office:value="6E-170" calcext:value-type="float">
            <text:p>6.00E-170</text:p>
          </table:table-cell>
          <table:table-cell table:number-columns-repeated="1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oryzae</text:p>
          </table:table-cell>
          <table:table-cell table:number-columns-repeated="29" office:value-type="string" calcext:value-type="string">
            <text:p>NO</text:p>
          </table:table-cell>
          <table:table-cell table:style-name="ce4" office:value-type="float" office:value="4E-162" calcext:value-type="float">
            <text:p>4.00E-162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poae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8E-155" calcext:value-type="float">
            <text:p>8.00E-155</text:p>
          </table:table-cell>
          <table:table-cell table:style-name="ce4" office:value-type="float" office:value="6E-178" calcext:value-type="float">
            <text:p>6.00E-178</text:p>
          </table:table-cell>
          <table:table-cell table:number-columns-repeated="21" office:value-type="string" calcext:value-type="string">
            <text:p>NO</text:p>
          </table:table-cell>
          <table:table-cell table:style-name="ce4" office:value-type="float" office:value="1E-153" calcext:value-type="float">
            <text:p>1.00E-153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elampsora_laricipopulina</text:p>
          </table:table-cell>
          <table:table-cell table:number-columns-repeated="29" office:value-type="string" calcext:value-type="string">
            <text:p>NO</text:p>
          </table:table-cell>
          <table:table-cell table:style-name="ce4" office:value-type="float" office:value="5E-170" calcext:value-type="float">
            <text:p>5.00E-170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icrobotryum_violaceum</text:p>
          </table:table-cell>
          <table:table-cell table:number-columns-repeated="15" office:value-type="string" calcext:value-type="string">
            <text:p>NO</text:p>
          </table:table-cell>
          <table:table-cell table:style-name="ce4" office:value-type="float" office:value="9E-175" calcext:value-type="float">
            <text:p>9.00E-175</text:p>
          </table:table-cell>
          <table:table-cell table:number-columns-repeated="15" office:value-type="string" calcext:value-type="string">
            <text:p>NO</text:p>
          </table:table-cell>
          <table:table-cell table:style-name="ce4" office:value-type="float" office:value="7E-179" calcext:value-type="float">
            <text:p>7.00E-179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osartorya_fischeri</text:p>
          </table:table-cell>
          <table:table-cell table:number-columns-repeated="16" office:value-type="string" calcext:value-type="string">
            <text:p>NO</text:p>
          </table:table-cell>
          <table:table-cell table:style-name="ce4" office:value-type="float" office:value="4E-165" calcext:value-type="float">
            <text:p>4.00E-165</text:p>
          </table:table-cell>
          <table:table-cell table:number-columns-repeated="2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urospora_crassa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176" calcext:value-type="float">
            <text:p>1.00E-176</text:p>
          </table:table-cell>
          <table:table-cell table:number-columns-repeated="3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haeosphaeria_nodorum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151" calcext:value-type="float">
            <text:p>1.00E-151</text:p>
          </table:table-cell>
          <table:table-cell table:number-columns-repeated="16" office:value-type="string" calcext:value-type="string">
            <text:p>NO</text:p>
          </table:table-cell>
          <table:table-cell table:style-name="ce4" office:value-type="float" office:value="6E-157" calcext:value-type="float">
            <text:p>6.00E-157</text:p>
          </table:table-cell>
          <table:table-cell table:number-columns-repeated="11" office:value-type="string" calcext:value-type="string">
            <text:p>NO</text:p>
          </table:table-cell>
          <table:table-cell table:style-name="ce4" office:value-type="float" office:value="9E-173" calcext:value-type="float">
            <text:p>9.00E-173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graminis</text:p>
          </table:table-cell>
          <table:table-cell table:number-columns-repeated="29" office:value-type="string" calcext:value-type="string">
            <text:p>NO</text:p>
          </table:table-cell>
          <table:table-cell table:style-name="ce4" office:value-type="float" office:value="6E-180" calcext:value-type="float">
            <text:p>6.00E-180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triticina</text:p>
          </table:table-cell>
          <table:table-cell table:number-columns-repeated="15" office:value-type="string" calcext:value-type="string">
            <text:p>NO</text:p>
          </table:table-cell>
          <table:table-cell table:style-name="ce4" office:value-type="float" office:value="2E-180" calcext:value-type="float">
            <text:p>2.00E-180</text:p>
          </table:table-cell>
          <table:table-cell table:number-columns-repeated="13" office:value-type="string" calcext:value-type="string">
            <text:p>NO</text:p>
          </table:table-cell>
          <table:table-cell table:style-name="ce4" office:value-type="float" office:value="1E-180" calcext:value-type="float">
            <text:p>1.00E-180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80" calcext:value-type="float">
            <text:p>1.00E-180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eres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156" calcext:value-type="float">
            <text:p>5.00E-156</text:p>
          </table:table-cell>
          <table:table-cell table:number-columns-repeated="3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riticirepentis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3E-155" calcext:value-type="float">
            <text:p>3.00E-155</text:p>
          </table:table-cell>
          <table:table-cell table:number-columns-repeated="10" office:value-type="string" calcext:value-type="string">
            <text:p>NO</text:p>
          </table:table-cell>
          <table:table-cell table:style-name="ce4" office:value-type="float" office:value="1E-178" calcext:value-type="float">
            <text:p>1.00E-178</text:p>
          </table:table-cell>
          <table:table-cell table:number-columns-repeated="1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accharomyces_cerevisiae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2E-159" calcext:value-type="float">
            <text:p>2.00E-159</text:p>
          </table:table-cell>
          <table:table-cell table:number-columns-repeated="24" office:value-type="string" calcext:value-type="string">
            <text:p>NO</text:p>
          </table:table-cell>
          <table:table-cell table:style-name="ce4" office:value-type="float" office:value="1E-153" calcext:value-type="float">
            <text:p>1.00E-153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152" calcext:value-type="float">
            <text:p>1.00E-152</text:p>
          </table:table-cell>
        </table:table-row>
        <table:table-row table:style-name="ro1">
          <table:table-cell table:style-name="ce1" office:value-type="string" calcext:value-type="string">
            <text:p>Schizosaccharomyces_cryophilus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163" calcext:value-type="float">
            <text:p>2.00E-163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75" calcext:value-type="float">
            <text:p>2.00E-175</text:p>
          </table:table-cell>
          <table:table-cell table:number-columns-repeated="29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japonicus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169" calcext:value-type="float">
            <text:p>1.00E-169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5E-177" calcext:value-type="float">
            <text:p>5.00E-177</text:p>
          </table:table-cell>
          <table:table-cell table:number-columns-repeated="29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octosporus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164" calcext:value-type="float">
            <text:p>3.00E-164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4E-172" calcext:value-type="float">
            <text:p>4.00E-172</text:p>
          </table:table-cell>
          <table:table-cell table:number-columns-repeated="29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pombe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2E-178" calcext:value-type="float">
            <text:p>2.00E-178</text:p>
          </table:table-cell>
          <table:table-cell table:number-columns-repeated="29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lerotinia_sclerotiorum</text:p>
          </table:table-cell>
          <table:table-cell table:number-columns-repeated="19" office:value-type="string" calcext:value-type="string">
            <text:p>NO</text:p>
          </table:table-cell>
          <table:table-cell table:style-name="ce4" office:value-type="float" office:value="3E-173" calcext:value-type="float">
            <text:p>3.00E-173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4E-168" calcext:value-type="float">
            <text:p>4.00E-168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4E-177" calcext:value-type="float">
            <text:p>4.00E-177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porisorium_reilianum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1E-151" calcext:value-type="float">
            <text:p>1.00E-151</text:p>
          </table:table-cell>
          <table:table-cell table:number-columns-repeated="2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reesei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9E-173" calcext:value-type="float">
            <text:p>9.00E-173</text:p>
          </table:table-cell>
          <table:table-cell table:number-columns-repeated="10" office:value-type="string" calcext:value-type="string">
            <text:p>NO</text:p>
          </table:table-cell>
          <table:table-cell table:style-name="ce4" office:value-type="float" office:value="3E-165" calcext:value-type="float">
            <text:p>3.00E-165</text:p>
          </table:table-cell>
          <table:table-cell table:number-columns-repeated="15" office:value-type="string" calcext:value-type="string">
            <text:p>NO</text:p>
          </table:table-cell>
          <table:table-cell table:style-name="ce4" office:value-type="float" office:value="2E-169" calcext:value-type="float">
            <text:p>2.00E-169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virens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172" calcext:value-type="float">
            <text:p>2.00E-172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2E-163" calcext:value-type="float">
            <text:p>2.00E-163</text:p>
          </table:table-cell>
          <table:table-cell table:style-name="ce4" office:value-type="float" office:value="1E-152" calcext:value-type="float">
            <text:p>1.00E-152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6E-172" calcext:value-type="float">
            <text:p>6.00E-17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162" calcext:value-type="float">
            <text:p>2.00E-162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9E-169" calcext:value-type="float">
            <text:p>9.00E-169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uber_melanosporum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151" calcext:value-type="float">
            <text:p>1.00E-151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6E-171" calcext:value-type="float">
            <text:p>6.00E-171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2E-160" calcext:value-type="float">
            <text:p>2.00E-160</text:p>
          </table:table-cell>
          <table:table-cell table:number-columns-repeated="2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Ustilago_maydis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5E-151" calcext:value-type="float">
            <text:p>5.00E-151</text:p>
          </table:table-cell>
          <table:table-cell table:number-columns-repeated="23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Verticillium_dahliae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7E-174" calcext:value-type="float">
            <text:p>7.00E-174</text:p>
          </table:table-cell>
          <table:table-cell table:number-columns-repeated="26" office:value-type="string" calcext:value-type="string">
            <text:p>NO</text:p>
          </table:table-cell>
          <table:table-cell table:style-name="ce4" office:value-type="float" office:value="4E-175" calcext:value-type="float">
            <text:p>4.00E-175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Yarrowia_lipolytica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2E-162" calcext:value-type="float">
            <text:p>2.00E-162</text:p>
          </table:table-cell>
          <table:table-cell table:number-columns-repeated="29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Zymoseptoria_tritici</text:p>
          </table:table-cell>
          <table:table-cell table:number-columns-repeated="19" office:value-type="string" calcext:value-type="string">
            <text:p>NO</text:p>
          </table:table-cell>
          <table:table-cell table:style-name="ce4" office:value-type="float" office:value="5E-159" calcext:value-type="float">
            <text:p>5.00E-159</text:p>
          </table:table-cell>
          <table:table-cell table:number-columns-repeated="18" office:value-type="string" calcext:value-type="string">
            <text:p>NO</text:p>
          </table:table-cell>
        </table:table-row>
        <table:table-row table:style-name="ro1" table:number-rows-repeated="1048536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2:32:12.487240144</dc:date>
    <meta:document-statistic meta:table-count="1" meta:cell-count="1521" meta:object-count="0"/>
    <meta:generator>LibreOffice/4.2.4.2$Linux_X86_64 LibreOffice_project/420m0$Build-2</meta:generator>
  </office:meta>
</office:document-meta>
</file>